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4">
      <style:text-properties fo:language="en" fo:country="GB"/>
    </style:style>
    <style:style style:name="T1" style:family="text">
      <style:text-properties fo:language="en" fo:country="G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RPG IDEAS</text:p>
      <text:p text:style-name="Standard"/>
      <text:p text:style-name="Standard">ENEMIES: XP REWARD IS BASE XP * LEVELDIFF – where 0 level diff = 100%, each level lower reduces it by 20%, so an enemy 5 levels lower would be worth 0 xp and enemy 5 levels higher would be worth 200% xp.</text:p>
      <text:p text:style-name="Standard"/>
      <text:p text:style-name="Standard">LOOT: Goes from level 1 to 100. Loot drops at a level 70% of the level of the enemy that dropped it, 15% at 1 level lower, 15% at 1 level higher. Ergo, best loot would be level 100 loot. We can make base weapons that are, in terms of potency, BASEWEAPON*weaponLevel, so a level 1 weapon would be 1% of the weapons base. Ergo, we configure Weapon prefabs for what they'd be at level 100.</text:p>
      <text:p text:style-name="Standard"/>
      <text:p text:style-name="Standard">CHARACTER AND ENEMY LEVELS: Goes from 1 to 99.</text:p>
      <text:p text:style-name="Standard"/>
      <text:p text:style-name="Standard">DAMAGE TYPES: Fire, Cold, Poison, Physical. Add Holy? (nothing can have a holy resistance, it's “Damage from Heaven – no enemy must do holy).</text:p>
      <text:p text:style-name="P1">Cold – slows the sufferer.</text:p>
      <text:p text:style-name="P1">Poison – DoT</text:p>
      <text:p text:style-name="P1">Physical – can stun the target.</text:p>
      <text:p text:style-name="P1">Fire – can blind the target.</text:p>
      <text:p text:style-name="P1"/>
      <text:p text:style-name="Standard"/>
      <text:p text:style-name="Standard">ELEMENTAL RESISTANCE TYPES: Same as Damage, Fire, Cold, Poison, Physical.</text:p>
      <text:p text:style-name="Standard"/>
      <text:p text:style-name="Standard">ELEMENTAL IMMUNITY: Nothing, including the player, must be immune to an element, Mathf. Cap it at 80%.</text:p>
      <text:p text:style-name="Standard"/>
      <text:p text:style-name="Standard">DIFFICULTY LEVELS: Easy, Normal, Hard, Damned Hard, Nightmare. Each higher difficulty can only be accessed after completing the game at previous difficulty levels. Loot is capped at 25 on Easy, 50 on Hard, 75 on Damned Hard, 100 on Nightmare.</text:p>
      <text:p text:style-name="Standard"/>
      <text:p text:style-name="Standard">ACTS:</text:p>
      <text:p text:style-name="Standard"/>
      <text:list xml:id="list5266644584256490656" text:style-name="L1">
        <text:list-item>
          <text:p text:style-name="P2">A more or less cheery Act 1, forest scenes but dungeons.</text:p>
        </text:list-item>
      </text:list>
      <text:list xml:id="list133694642240340112" text:style-name="L2">
        <text:list-item>
          <text:p text:style-name="P3">A desert level.</text:p>
        </text:list-item>
        <text:list-item>
          <text:p text:style-name="P3">A snow level.</text:p>
        </text:list-item>
        <text:list-item>
          <text:p text:style-name="P3">A swamp level.</text:p>
        </text:list-item>
        <text:list-item>
          <text:p text:style-name="P3">A fortress level.</text:p>
        </text:list-item>
      </text:list>
      <text:p text:style-name="Standard"/>
      <text:p text:style-name="Standard">LEVELLING REQUIREMENTS: XP required to level up increases with each level, and increases by a bit more each time. Character should more or less reach level 20 at end of Easy, so they have to do some random dungeons, reach 40 at end of Hard, etc etc.</text:p>
      <text:p text:style-name="Standard"/>
      <text:p text:style-name="Standard">WEAPON ATTRIBUTES:</text:p>
      <text:p text:style-name="Standard"/>
      <text:p text:style-name="Standard">Damage: Fire, Cold, Poison and/or Physical, <text:span text:style-name="T1">Holy.</text:span></text:p>
      <text:p text:style-name="Standard">Damage Over Time: as above.</text:p>
      <text:p text:style-name="Standard">Damage Bonus to Enemy Type</text:p>
      <text:p text:style-name="Standard">Skill Bonuses.</text:p>
      <text:p text:style-name="Standard"/>
      <text:p text:style-name="Standard">DUNGEON SCROLLS: Find scrolls which get applied to dungeons. Scroll might be for example “+20% Magic Find”, meaning that using that scroll in that dungeon applies +20MF to that dungeon. <text:soft-page-break/>Scrolls could also have negative effects as well, even multiple effects, some good, some bad, for example a scroll saying “+20MF, +10 monster damage”.</text:p>
      <text:p text:style-name="Standard"/>
      <text:p text:style-name="Standard">RAYCAST FROM CAMERA TO PLAYER: Alpha out (or reduce to half alpha) of any object between the camera and the player, so that the player remains always visible.</text:p>
      <text:p text:style-name="Standard"/>
      <text:p text:style-name="Standard">CLASSES: Warrior (melee), Summoner (melee-by-proxy), Archer (Ranged), Wizard (Ranged). Male and female variants. Keep the skill tree simple, with iconic skills for each one only. Player can reset skill and attribute point selections at any time (or perhaps with a semi-rare potion).</text:p>
      <text:p text:style-name="Standard"/>
      <text:p text:style-name="Standard"/>
      <text:p text:style-name="Standard">WARRIOR SKILLS:</text:p>
      <text:list xml:id="list4594400069978878193" text:style-name="L3">
        <text:list-item>
          <text:list>
            <text:list-item>
              <text:p text:style-name="P4">Shield Bash – shield must be equipped.</text:p>
            </text:list-item>
            <text:list-item>
              <text:p text:style-name="P4">Rampage 1x2h or 2x1h only – runs forward attacking as they do so.</text:p>
            </text:list-item>
            <text:list-item>
              <text:p text:style-name="P4">Slash – 1h+shield – main attack with 1h weapon.</text:p>
            </text:list-item>
            <text:list-item>
              <text:p text:style-name="P4">???</text:p>
            </text:list-item>
            <text:list-item>
              <text:p text:style-name="P4">???</text:p>
            </text:list-item>
            <text:list-item>
              <text:p text:style-name="P4">???</text:p>
            </text:list-item>
            <text:list-item>
              <text:p text:style-name="P4"/>
            </text:list-item>
          </text:list>
        </text:list-item>
      </text:list>
      <text:p text:style-name="Standard"/>
      <text:p text:style-name="Standard"/>
      <text:p text:style-name="Standard">SUMMONER SKILLS:</text:p>
      <text:list xml:id="list1637141081858791647" text:style-name="L4">
        <text:list-item>
          <text:list>
            <text:list-item>
              <text:p text:style-name="P5">Summon Skeleton</text:p>
            </text:list-item>
            <text:list-item>
              <text:p text:style-name="P5">Summon Skeletal Wizard</text:p>
            </text:list-item>
            <text:list-item>
              <text:p text:style-name="P5">Summon Golem? (could this be too much like D2???)</text:p>
            </text:list-item>
            <text:list-item>
              <text:p text:style-name="P6">Summon Copy of Self – either as decoy, or attacking decoy.</text:p>
            </text:list-item>
            <text:list-item>
              <text:p text:style-name="P5">Summon Wolf</text:p>
            </text:list-item>
            <text:list-item>
              <text:p text:style-name="P5">Summon Bat</text:p>
            </text:list-item>
            <text:list-item>
              <text:p text:style-name="P5">Jab 1h staff only – single sweeping attack</text:p>
            </text:list-item>
            <text:list-item>
              <text:p text:style-name="P5">Summoners always equip a shield.</text:p>
            </text:list-item>
          </text:list>
        </text:list-item>
      </text:list>
      <text:p text:style-name="Standard"/>
      <text:p text:style-name="Standard">ARCHER SKILLS:</text:p>
      <text:p text:style-name="Standard"/>
      <text:p text:style-name="Standard">WIZARD SKILLS:</text:p>
      <text:p text:style-name="Standard"/>
      <text:p text:style-name="Standard"/>
      <text:p text:style-name="P1">Reputation with the main town of each Act. Higher rep equals lower prices for buying, higher prices for selling and access to items not otherwise available (or perhaps only otherwise available as loot drops). High reps enable the hiring of a follow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w P</meta:initial-creator>
    <meta:creation-date>2019-08-18T19:47:10.54</meta:creation-date>
    <dc:date>2019-08-29T15:17:36.48</dc:date>
    <dc:creator>Andrew P</dc:creator>
    <meta:editing-duration>P7DT4H23M18S</meta:editing-duration>
    <meta:editing-cycles>16</meta:editing-cycles>
    <meta:generator>OpenOffice/4.1.3$Win32 OpenOffice.org_project/413m1$Build-9783</meta:generator>
    <meta:document-statistic meta:table-count="0" meta:image-count="0" meta:object-count="0" meta:page-count="2" meta:paragraph-count="46" meta:word-count="600" meta:character-count="3311"/>
  </office:meta>
</office:document-meta>
</file>